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dbac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bc816" officeooo:paragraph-rsid="000bc81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e38c1" officeooo:paragraph-rsid="000e38c1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officeooo:paragraph-rsid="000bc816"/>
    </style:style>
    <style:style style:name="P10" style:family="paragraph" style:parent-style-name="Standard">
      <style:paragraph-properties fo:text-align="start" style:justify-single-word="false"/>
      <style:text-properties officeooo:paragraph-rsid="0008aa6f"/>
    </style:style>
    <style:style style:name="P11" style:family="paragraph" style:parent-style-name="Standard">
      <style:paragraph-properties fo:text-align="start" style:justify-single-word="false"/>
      <style:text-properties officeooo:paragraph-rsid="000e38c1"/>
    </style:style>
    <style:style style:name="P12" style:family="paragraph" style:parent-style-name="Standard">
      <style:paragraph-properties fo:text-align="start" style:justify-single-word="false"/>
      <style:text-properties officeooo:paragraph-rsid="000dbace"/>
    </style:style>
    <style:style style:name="P13" style:family="paragraph" style:parent-style-name="Standard">
      <style:paragraph-properties fo:text-align="start" style:justify-single-word="false"/>
      <style:text-properties officeooo:rsid="000bc816" officeooo:paragraph-rsid="000bc816"/>
    </style:style>
    <style:style style:name="T1" style:family="text">
      <style:text-properties style:font-name="Open Sans" fo:font-size="10pt" style:text-underline-style="none" style:font-size-asian="10pt" style:font-size-complex="10pt"/>
    </style:style>
    <style:style style:name="T2" style:family="text">
      <style:text-properties style:font-name="Open Sans" fo:font-size="10pt" style:text-underline-style="none" officeooo:rsid="000bc816" style:font-size-asian="10pt" style:font-size-complex="10pt"/>
    </style:style>
    <style:style style:name="T3" style:family="text">
      <style:text-properties style:font-name="Open Sans" fo:font-size="10pt" style:text-underline-style="none" officeooo:rsid="0008aa6f" style:font-size-asian="10pt" style:font-size-complex="10pt"/>
    </style:style>
    <style:style style:name="T4" style:family="text">
      <style:text-properties style:font-name="Open Sans" fo:font-size="10pt" style:text-underline-style="none" officeooo:rsid="000e38c1" style:font-size-asian="10pt" style:font-size-complex="10pt"/>
    </style:style>
    <style:style style:name="T5" style:family="text">
      <style:text-properties style:font-name="Open Sans" fo:font-size="10pt" style:text-underline-style="none" officeooo:rsid="000645a6" style:font-size-asian="10pt" style:font-size-complex="10pt"/>
    </style:style>
    <style:style style:name="T6" style:family="text">
      <style:text-properties style:font-name="Open Sans" fo:font-size="10pt" style:text-underline-style="none" officeooo:rsid="000dbace" style:font-size-asian="10pt" style:font-size-complex="10pt"/>
    </style:style>
    <style:style style:name="T7" style:family="text">
      <style:text-properties style:font-name="Open Sans" fo:font-size="10pt" style:text-underline-style="none" fo:font-weight="bold" officeooo:rsid="000bc816" style:font-size-asian="10pt" style:font-weight-asian="bold" style:font-size-complex="10pt" style:font-weight-complex="bold"/>
    </style:style>
    <style:style style:name="T8" style:family="text">
      <style:text-properties style:font-name="Open Sans" fo:font-size="10pt" style:text-underline-style="none" fo:font-weight="normal" officeooo:rsid="000bc816" style:font-size-asian="10pt" style:font-weight-asian="normal" style:font-size-complex="10pt" style:font-weight-complex="normal"/>
    </style:style>
    <style:style style:name="T9" style:family="text">
      <style:text-properties officeooo:rsid="0008aa6f"/>
    </style:style>
    <style:style style:name="T10" style:family="text">
      <style:text-properties officeooo:rsid="000bc816"/>
    </style:style>
    <style:style style:name="T11" style:family="text">
      <style:text-properties fo:font-weight="bold" officeooo:rsid="000e38c1" style:font-weight-asian="bold" style:font-weight-complex="bold"/>
    </style:style>
    <style:style style:name="T12" style:family="text">
      <style:text-properties fo:font-weight="normal" officeooo:rsid="000e38c1" style:font-weight-asian="normal" style:font-weight-complex="normal"/>
    </style:style>
    <style:style style:name="T13" style:family="text">
      <style:text-properties officeooo:rsid="000dbace"/>
    </style:style>
    <style:style style:name="T14" style:family="text">
      <style:text-properties officeooo:rsid="000e38c1"/>
    </style:style>
    <style:style style:name="T15" style:family="text">
      <style:text-properties officeooo:rsid="00117162"/>
    </style:style>
    <style:style style:name="T16" style:family="text">
      <style:text-properties officeooo:rsid="0011b81f"/>
    </style:style>
    <style:style style:name="T17" style:family="text">
      <style:text-properties officeooo:rsid="0011ef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10">S’inscrire</text:span></text:p>
      <text:p text:style-name="P1"/>
      <text:p text:style-name="P1">Acteur(s) : <text:span text:style-name="T10">Utilisateur</text:span></text:p>
      <text:p text:style-name="P1"/>
      <text:p text:style-name="P1">Description : <text:span text:style-name="T10">L’utilisateur doit pouvoir s’inscrire afin de pouvoir bénéficier de droits, d’historique de commande et de sauvegarde de ses préférences</text:span></text:p>
      <text:p text:style-name="P1"/>
      <text:p text:style-name="P1">Auteur :</text:p>
      <text:p text:style-name="P1"/>
      <text:p text:style-name="P1">Date : <text:span text:style-name="T16">28/05/2020</text:span></text:p>
      <text:p text:style-name="P1"/>
      <text:p text:style-name="P1">Pré-conditions : <text:span text:style-name="T10">Aucune</text:span></text:p>
      <text:p text:style-name="P1"/>
      <text:p text:style-name="P1">Démarrage : <text:span text:style-name="T10">L’utilisateur a demandé la page d’inscription</text:span></text:p>
      <text:p text:style-name="P1"/>
      <text:p text:style-name="P2">Scénario nominal :</text:p>
      <text:p text:style-name="P7">1. Le système affiche un formulaire d’inscription</text:p>
      <text:p text:style-name="P7"/>
      <text:p text:style-name="P7">2. L’utilisateur rempli les champs du formulaire et valide</text:p>
      <text:p text:style-name="P7"/>
      <text:p text:style-name="P7">3. Le système vérifie que tous les champs obligatoire<text:span text:style-name="T15">s</text:span> sont remplis <text:span text:style-name="T13">et les valeurs conformes.</text:span></text:p>
      <text:p text:style-name="P7"/>
      <text:p text:style-name="P8">4. Le système vérifie que les données ne correspondent à aucun utilisateur inscrit</text:p>
      <text:p text:style-name="P7"/>
      <text:p text:style-name="P9"><text:span text:style-name="T2">5. Le système e</text:span><text:span text:style-name="T8">nvoi </text:span><text:span text:style-name="T2">un message électronique avec un lien hypertexte à l’utilisateur afin de valider l’inscription</text:span></text:p>
      <text:p text:style-name="P7"/>
      <text:p text:style-name="P13"><text:span text:style-name="T4">6</text:span><text:span text:style-name="T1">. L’utilisateur a validé son inscription</text:span></text:p>
      <text:p text:style-name="P7"/>
      <text:p text:style-name="P7">7. Le système enregistre les données de l’utilisateur</text:p>
      <text:p text:style-name="P7"/>
      <text:p text:style-name="P9"><text:span text:style-name="T2">8. Le système affiche un formulaire d’authentification. Déclenchement du cas d’utilisation « </text:span><text:span text:style-name="T7">S’authentifier </text:span><text:span text:style-name="T8">»</text:span></text:p>
      <text:p text:style-name="P2"/>
      <text:p text:style-name="P2">Scénario <text:span text:style-name="T9">alternatif :</text:span></text:p>
      <text:p text:style-name="P2"/>
      <text:p text:style-name="P3">Scénario d’erreur :</text:p>
      <text:p text:style-name="P5"/>
      <text:p text:style-name="P5"><text:tab/><text:span text:style-name="T10">3a. Tous les champs ne sont pas remplis. Le système affiche un message d’erreur. Retour à l’étape 2.</text:span></text:p>
      <text:p text:style-name="P12"><text:span text:style-name="T3"><text:tab/></text:span><text:span text:style-name="T6">3b. Les d</text:span><text:span text:style-name="T4">onnées de l’utilisateur</text:span><text:span text:style-name="T6"> ne sont pas conformes. Le système affiche un message d’erreur. Retour à l’étape 2.</text:span></text:p>
      <text:p text:style-name="P6"><text:tab/><text:span text:style-name="T14">4a. Les données correspondent à un utilisateur déjà inscrit. Le système affiche un message d’erreur. Le système propose à l’utilisateur de réinitialiser ses identifiants.</text:span></text:p>
      <text:p text:style-name="P10"><text:span text:style-name="T3"><text:tab/></text:span><text:span text:style-name="T2">6a. L’utilisateur n’a pas validé son inscription, le lien hypertexte a expiré. L’inscription n’est pas enregistrée.</text:span></text:p>
      <text:p text:style-name="P5"/>
      <text:p text:style-name="P4">Fin :</text:p>
      <text:p text:style-name="P4"/>
      <text:p text:style-name="P4">Scénario nominal : <text:span text:style-name="T14">L’inscription de l’utilisateur est enregistrée. Déclenchement du cas d’utilisation «</text:span><text:span text:style-name="T11"> S’authentifier </text:span><text:span text:style-name="T12">». Fin du scénario.</text:span></text:p>
      <text:p text:style-name="P4"><text:soft-page-break/></text:p>
      <text:p text:style-name="P4">Scénario d’exception :</text:p>
      <text:p text:style-name="P4"/>
      <text:p text:style-name="P4"><text:tab/><text:span text:style-name="T14">2a. L’utilisateur quitte le formulaire d’inscription sans le compléter. Fin du scénario.</text:span></text:p>
      <text:p text:style-name="P11"><text:span text:style-name="T5"><text:tab/></text:span><text:span text:style-name="T4">5a. L’utilisateur n’a pas validé son inscription, le lien hypertexte a expiré. L’inscription n’est pas enregistrée. Fin du scénario.</text:span></text:p>
      <text:p text:style-name="P4"/>
      <text:p text:style-name="P4">Post-conditions : <text:span text:style-name="T17">L’utilisateur est inscrit avec succès</text:span></text:p>
      <text:p text:style-name="P4"/>
      <text:p text:style-name="P2">Compléments :</text:p>
      <text:p text:style-name="P4"/>
      <text:p text:style-name="P4">Ergonomie, problèmes résolus, question au client, ..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5:24:28.071000000</meta:creation-date>
    <meta:editing-duration>PT15S</meta:editing-duration>
    <meta:editing-cycles>2</meta:editing-cycles>
    <meta:generator>LibreOffice/6.3.1.2$Windows_X86_64 LibreOffice_project/b79626edf0065ac373bd1df5c28bd630b4424273</meta:generator>
    <dc:date>2020-05-31T15:09:24.086000000</dc:date>
    <meta:document-statistic meta:table-count="0" meta:image-count="0" meta:object-count="0" meta:page-count="2" meta:paragraph-count="31" meta:word-count="290" meta:character-count="1969" meta:non-whitespace-character-count="1703"/>
  </office:meta>
</office:document-meta>
</file>